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8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800000" style:font-name="Arial" fo:font-size="12pt" style:font-name-asian="Arial" style:font-size-asian="12pt" style:font-name-complex="Arial" style:font-size-complex="12pt"/>
    </style:style>
    <style:style style:name="P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800000" fo:font-size="12pt" style:font-size-asian="12pt" style:font-size-complex="12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Opponent is requesting a new game&gt;</text:p>
      <text:p text:style-name="P2">Huggert shuffles library</text:p>
      <text:p text:style-name="P1">&lt;Huggert&gt; I am ready.</text:p>
      <text:p text:style-name="P2">Huggert draws 0 cards</text:p>
      <text:p text:style-name="P2">Huggert shuffles library</text:p>
      <text:p text:style-name="P1">&lt;Huggert&gt; I am ready.</text:p>
      <text:p text:style-name="P2">Huggert draws 0 cards</text:p>
      <text:p text:style-name="P1">&lt;&gt; hi</text:p>
      <text:p text:style-name="P2">shuffles library</text:p>
      <text:p text:style-name="P2">Wox2 [CZ] shuffles library</text:p>
      <text:p text:style-name="P1">&lt;Wox2 [CZ]&gt; I am ready.</text:p>
      <text:p text:style-name="P2">Wox2 [CZ] draws 0 cards</text:p>
      <text:p text:style-name="P2">Wox2 [CZ] shuffles library</text:p>
      <text:p text:style-name="P2">Huggert shuffles library</text:p>
      <text:p text:style-name="P1">&lt;-------- Juego nuevo comenzado --------&gt;</text:p>
      <text:p text:style-name="P2">El código de seguridad de Huggert es: 8A3FBD90 [Type 1]</text:p>
      <text:p text:style-name="P2">El código de seguridad de Wox2 [CZ] es: B8CDAC51 [Type 1.5]</text:p>
      <text:p text:style-name="P2">It is now turn 1 (Wox2 [CZ])</text:p>
      <text:p text:style-name="P2">It is now the Beginning Phase, Untap Step</text:p>
      <text:p text:style-name="P2">Wox2 [CZ] shuffles library</text:p>
      <text:p text:style-name="P2">Huggert shuffles library</text:p>
      <text:p text:style-name="P2">Wox2 [CZ] rolled a 17, using a 20 sided die</text:p>
      <text:p text:style-name="P2">Huggert shuffles library</text:p>
      <text:p text:style-name="P2">Wox2 [CZ] shuffles library</text:p>
      <text:p text:style-name="P2">Huggert rolled a 5, using a 20 sided die</text:p>
      <text:p text:style-name="P1">&lt;Wox2 [CZ]&gt; p</text:p>
      <text:p text:style-name="P2">Huggert draws a card</text:p>
      <text:p text:style-name="P2">Huggert draws a card</text:p>
      <text:p text:style-name="P2">Huggert draws a card</text:p>
      <text:p text:style-name="P2">Huggert draws a card</text:p>
      <text:p text:style-name="P2">It is now the Beginning Phase, Upkeep Step</text:p>
      <text:p text:style-name="P2">It is now the Beginning Phase, Draw Step</text:p>
      <text:p text:style-name="P2">Huggert draws a card</text:p>
      <text:p text:style-name="P2">It is now the Precombat Main Phase</text:p>
      <text:p text:style-name="P2">Huggert draws a card</text:p>
      <text:p text:style-name="P2">Huggert draws a card</text:p>
      <text:p text:style-name="P2">Wox2 [CZ] draws a card</text:p>
      <text:p text:style-name="P2">Wox2 [CZ] draws a card</text:p>
      <text:p text:style-name="P2">Wox2 [CZ] draws a card</text:p>
      <text:p text:style-name="P2">Wox2 [CZ] draws a card</text:p>
      <text:p text:style-name="P2">Wox2 [CZ] draws a card</text:p>
      <text:p text:style-name="P2">Wox2 [CZ] draws a card</text:p>
      <text:p text:style-name="P2">Wox2 [CZ] draws a card</text:p>
      <text:p text:style-name="P2">Huggert takes a mulligan</text:p>
      <text:p text:style-name="P1">&lt;Wox2 [CZ]&gt; kp</text:p>
      <text:p text:style-name="P1">&lt;Huggert&gt; Ok</text:p>
      <text:p text:style-name="P2">Wox2 [CZ] plays Chalice of the Void from Hand</text:p>
      <text:p text:style-name="P2">Chalice of the Void's note changed: 0</text:p>
      <text:p text:style-name="P1">&lt;Wox2 [CZ]&gt; Ok?</text:p>
      <text:p text:style-name="P1">&lt;Huggert&gt; Ok</text:p>
      <text:p text:style-name="P1">&lt;Wox2 [CZ]&gt; Thinking</text:p>
      <text:p text:style-name="P2">Wox2 [CZ] plays Barbarian Ring from Hand</text:p>
      <text:p text:style-name="P2">It is now the End Phase, End Of Turn Step</text:p>
      <text:p text:style-name="P1">&lt;Wox2 [CZ]&gt; End my turn</text:p>
      <text:p text:style-name="P2">It is now turn 2 (Huggert)</text:p>
      <text:p text:style-name="P2">It is now the Beginning Phase, Untap Step</text:p>
      <text:p text:style-name="P2">Huggert untaps his/her permanents</text:p>
      <text:p text:style-name="P2">It is now the Beginning Phase, Upkeep Step</text:p>
      <text:p text:style-name="P2">It is now the Beginning Phase, Draw Step</text:p>
      <text:p text:style-name="P2">Huggert draws a card</text:p>
      <text:p text:style-name="P2">It is now the Precombat Main Phase</text:p>
      <text:p text:style-name="P2">Huggert plays Simian Spirit Guide from Hand</text:p>
      <text:p text:style-name="P2">Huggert puts Simian Spirit Guide to RFG from Play</text:p>
      <text:p text:style-name="P2">Huggert plays Mana Vault from Hand</text:p>
      <text:p text:style-name="P2">Huggert taps Mana Vault</text:p>
      <text:p text:style-name="P2">Huggert plays Chromatic Sphere from Hand</text:p>
      <text:p text:style-name="P1">&lt;Huggert&gt; Ok?</text:p>
      <text:p text:style-name="P1">&lt;Wox2 [CZ]&gt; Ok</text:p>
      <text:p text:style-name="P2">Huggert taps Chromatic Sphere</text:p>
      <text:p text:style-name="P2">Huggert puts Chromatic Sphere to Graveyard from Play</text:p>
      <text:p text:style-name="P1">&lt;Huggert&gt; u</text:p>
      <text:p text:style-name="P2">Huggert draws a card</text:p>
      <text:p text:style-name="P1">&lt;Wox2 [CZ]&gt; Ok</text:p>
      <text:p text:style-name="P2">Huggert plays Ancestral Recall from Hand</text:p>
      <text:p text:style-name="P2">Huggert draws a card</text:p>
      <text:p text:style-name="P1">&lt;Wox2 [CZ]&gt; Ok</text:p>
      <text:p text:style-name="P2">Huggert draws a card</text:p>
      <text:p text:style-name="P2">Huggert draws a card</text:p>
      <text:p text:style-name="P2">Huggert puts Ancestral Recall to Graveyard from Play</text:p>
      <text:p text:style-name="P2">Huggert puts a 0/0 Storm token into play</text:p>
      <text:p text:style-name="P2">Storm now has 3 (+3) counters.</text:p>
      <text:p text:style-name="P2">Huggert plays Chromatic Sphere from Hand</text:p>
      <text:p text:style-name="P2">Storm now has 4 (+1) counters.</text:p>
      <text:p text:style-name="P2">Huggert plays Elvish Spirit Guide from Hand</text:p>
      <text:p text:style-name="P2">Huggert plays Tinder Wall from Hand</text:p>
      <text:p text:style-name="P2">Huggert puts Elvish Spirit Guide to RFG from Play</text:p>
      <text:p text:style-name="P2">Storm now has 5 (+1) counters.</text:p>
      <text:p text:style-name="P2">Huggert puts Tinder Wall to Graveyard from Play</text:p>
      <text:p text:style-name="P2">Huggert taps Chromatic Sphere</text:p>
      <text:p text:style-name="P2">Huggert puts Chromatic Sphere to Graveyard from Play</text:p>
      <text:p text:style-name="P2">Huggert draws a card</text:p>
      <text:p text:style-name="P2">Huggert plays Lotus Petal from Hand</text:p>
      <text:p text:style-name="P2">Storm now has 6 (+1) counters.</text:p>
      <text:p text:style-name="P2">Huggert puts Lotus Petal to Graveyard from Play</text:p>
      <text:p text:style-name="P2">Huggert plays Timetwister from Hand</text:p>
      <text:p text:style-name="P2">Huggert plays Simian Spirit Guide from Hand</text:p>
      <text:p text:style-name="P2">Huggert puts Simian Spirit Guide to RFG from Play</text:p>
      <text:p text:style-name="P2">Storm now has 7 (+1) counters.</text:p>
      <text:p text:style-name="P1">&lt;Huggert&gt; Ok?</text:p>
      <text:p text:style-name="P1">&lt;Wox2 [CZ]&gt; Ok</text:p>
      <text:p text:style-name="P2">Huggert puts a card on top of Library from Hand</text:p>
      <text:p text:style-name="P2">Huggert puts a card on top of Library from Hand</text:p>
      <text:p text:style-name="P2">Wox2 [CZ] puts a card on top of Library from Hand</text:p>
      <text:p text:style-name="P2">Wox2 [CZ] puts a card on top of Library from Hand</text:p>
      <text:p text:style-name="P2">Wox2 [CZ] puts a card on top of Library from Hand</text:p>
      <text:p text:style-name="P2">Wox2 [CZ] puts a card on top of Library from Hand</text:p>
      <text:p text:style-name="P2">Wox2 [CZ] puts a card on top of Library from Hand</text:p>
      <text:p text:style-name="P2">Huggert puts a Lotus Petal on top of Library from Graveyard</text:p>
      <text:p text:style-name="P2">Huggert puts a Chromatic Sphere on top of Library from Graveyard</text:p>
      <text:p text:style-name="P2">Huggert puts a Tinder Wall on top of Library from Graveyard</text:p>
      <text:p text:style-name="P2">Wox2 [CZ] shuffles library</text:p>
      <text:p text:style-name="P2">Huggert puts a Ancestral Recall on top of Library from Graveyard</text:p>
      <text:p text:style-name="P2">Huggert puts a Chromatic Sphere on top of Library from Graveyard</text:p>
      <text:p text:style-name="P2">Wox2 [CZ] shuffles library</text:p>
      <text:p text:style-name="P2">Huggert shuffles library</text:p>
      <text:p text:style-name="P2">Huggert draws a card</text:p>
      <text:p text:style-name="P2">Wox2 [CZ] shuffles library</text:p>
      <text:p text:style-name="P2">Huggert puts a card on top of Library from Hand</text:p>
      <text:p text:style-name="P2">Wox2 [CZ] shuffles library</text:p>
      <text:p text:style-name="P2">Huggert shuffles library</text:p>
      <text:p text:style-name="P2">Wox2 [CZ] draws a card</text:p>
      <text:p text:style-name="P2">Wox2 [CZ] draws a card</text:p>
      <text:p text:style-name="P2">Huggert shuffles library</text:p>
      <text:p text:style-name="P2">Wox2 [CZ] draws a card</text:p>
      <text:p text:style-name="P2">Wox2 [CZ] draws a card</text:p>
      <text:p text:style-name="P2">Wox2 [CZ] draws a card</text:p>
      <text:p text:style-name="P2">Huggert shuffles library</text:p>
      <text:p text:style-name="P2">Huggert draws a card</text:p>
      <text:p text:style-name="P2">Huggert draws a card</text:p>
      <text:p text:style-name="P2">Huggert draws a card</text:p>
      <text:p text:style-name="P2">Huggert draws a card</text:p>
      <text:p text:style-name="P2">Wox2 [CZ] draws a card</text:p>
      <text:p text:style-name="P2">Huggert draws a card</text:p>
      <text:p text:style-name="P2">Huggert draws a card</text:p>
      <text:p text:style-name="P2">Huggert draws a card</text:p>
      <text:p text:style-name="P2">Wox2 [CZ] draws a card</text:p>
      <text:p text:style-name="P2">Huggert puts Timetwister to Graveyard from Play</text:p>
      <text:p text:style-name="P2">Huggert destroys <text:s/>token Storm</text:p>
      <text:p text:style-name="P2">It is now turn 3 (Wox2 [CZ])</text:p>
      <text:p text:style-name="P2">It is now the Beginning Phase, Unta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Wox2 [CZ] plays Mountain from Hand</text:p>
      <text:p text:style-name="P2">Wox2 [CZ] taps Mountain</text:p>
      <text:p text:style-name="P2">Wox2 [CZ] taps Barbarian Ring</text:p>
      <text:p text:style-name="P2">Wox2 [CZ] plays Sphere of Resistance from Hand</text:p>
      <text:p text:style-name="P2">Wox2 [CZ]'s life total is now 19 (-1)</text:p>
      <text:p text:style-name="P1">&lt;Wox2 [CZ]&gt; Ok?</text:p>
      <text:p text:style-name="P1">&lt;Huggert&gt; gg</text:p>
      <text:p text:style-name="P1">&lt;Huggert&gt; g2</text:p>
      <text:p text:style-name="P1">&lt;Wox2 [CZ]&gt; Ok</text:p>
      <text:p text:style-name="P1">&lt;Opponent is requesting a new game&gt;</text:p>
      <text:p text:style-name="P2">Huggert shuffles library</text:p>
      <text:p text:style-name="P1">&lt;Huggert&gt; I am ready.</text:p>
      <text:p text:style-name="P2">Huggert draws 0 cards</text:p>
      <text:p text:style-name="P2">Huggert shuffles library</text:p>
      <text:p text:style-name="P2">Huggert shuffles library</text:p>
      <text:p text:style-name="P2">Huggert shuffles library</text:p>
      <text:p text:style-name="P2">Wox2 [CZ] shuffles library</text:p>
      <text:p text:style-name="P1">&lt;Wox2 [CZ]&gt; I am ready.</text:p>
      <text:p text:style-name="P2">Wox2 [CZ] draws 0 cards</text:p>
      <text:p text:style-name="P2">Wox2 [CZ] shuffles library</text:p>
      <text:p text:style-name="P1">&lt;-------- Juego nuevo comenzado --------&gt;</text:p>
      <text:p text:style-name="P2">El código de seguridad de Huggert es: 8A3FBD90 [Type 1]</text:p>
      <text:p text:style-name="P2">El código de seguridad de Wox2 [CZ] es: B8CDAC51 [Type 1.5]</text:p>
      <text:p text:style-name="P2">It is now turn 1 (Wox2 [CZ])</text:p>
      <text:p text:style-name="P2">It is now the Beginning Phase, Untap Step</text:p>
      <text:p text:style-name="P2">Huggert shuffles library</text:p>
      <text:p text:style-name="P2">It is now turn 2 (Huggert)</text:p>
      <text:p text:style-name="P2">It is now the Beginning Phase, Untap Step</text:p>
      <text:p text:style-name="P2">Huggert shuffles library</text:p>
      <text:p text:style-name="P2">Wox2 [CZ] shuffles library</text:p>
      <text:p text:style-name="P2">It is now the Beginning Phase, Upkeep Step</text:p>
      <text:p text:style-name="P2">Huggert shuffles library</text:p>
      <text:p text:style-name="P2">It is now the Beginning Phase, Draw Step</text:p>
      <text:p text:style-name="P2">It is now the Precombat Main Phase</text:p>
      <text:p text:style-name="P2">Wox2 [CZ] shuffles library</text:p>
      <text:p text:style-name="P2">Huggert shuffles library</text:p>
      <text:p text:style-name="P2">Wox2 [CZ] shuffles library</text:p>
      <text:p text:style-name="P2">Huggert shuffles library</text:p>
      <text:p text:style-name="P2">Huggert draws a card</text:p>
      <text:p text:style-name="P2">Wox2 [CZ] shuffles library</text:p>
      <text:p text:style-name="P2">Huggert draws a card</text:p>
      <text:p text:style-name="P2">Huggert draws a card</text:p>
      <text:p text:style-name="P2">Wox2 [CZ] draws a card</text:p>
      <text:p text:style-name="P2">Huggert draws a card</text:p>
      <text:p text:style-name="P2">Huggert draws a card</text:p>
      <text:p text:style-name="P2">Wox2 [CZ] draws a card</text:p>
      <text:p text:style-name="P2">Huggert draws a card</text:p>
      <text:p text:style-name="P2">Wox2 [CZ] draws a card</text:p>
      <text:p text:style-name="P2">Wox2 [CZ] draws a card</text:p>
      <text:p text:style-name="P2">Huggert draws a card</text:p>
      <text:p text:style-name="P2">Wox2 [CZ] draws a card</text:p>
      <text:p text:style-name="P2">Wox2 [CZ] draws a card</text:p>
      <text:p text:style-name="P2">Wox2 [CZ] draws a card</text:p>
      <text:p text:style-name="P2">Huggert takes a mulligan</text:p>
      <text:p text:style-name="P2">Huggert plays Land Grant from Hand</text:p>
      <text:p text:style-name="P2">Wox2 [CZ] puts a card on top of Library from Hand</text:p>
      <text:p text:style-name="P2">Wox2 [CZ] puts a card on top of Library from Hand</text:p>
      <text:p text:style-name="P2">Wox2 [CZ] puts a card on top of Library from Hand</text:p>
      <text:p text:style-name="P2">Wox2 [CZ] puts a card on top of Library from Hand</text:p>
      <text:p text:style-name="P2">Wox2 [CZ] puts a card on top of Library from Hand</text:p>
      <text:p text:style-name="P2">Wox2 [CZ] puts a card on top of Library from Hand</text:p>
      <text:p text:style-name="P2">Wox2 [CZ] puts a card on top of Library from Hand</text:p>
      <text:p text:style-name="P1">&lt;Wox2 [CZ]&gt; Wait!</text:p>
      <text:p text:style-name="P2">Wox2 [CZ] shuffles library</text:p>
      <text:p text:style-name="P2">Wox2 [CZ] shuffles library</text:p>
      <text:p text:style-name="P2">Wox2 [CZ] draws a card</text:p>
      <text:p text:style-name="P2">Wox2 [CZ] draws a card</text:p>
      <text:p text:style-name="P2">Wox2 [CZ] draws a card</text:p>
      <text:p text:style-name="P2">Huggert puts Land Grant to Hand from Play</text:p>
      <text:p text:style-name="P2">Wox2 [CZ] draws a card</text:p>
      <text:p text:style-name="P2">Wox2 [CZ] draws a card</text:p>
      <text:p text:style-name="P2">Wox2 [CZ] draws a card</text:p>
      <text:p text:style-name="P1">&lt;Wox2 [CZ]&gt; Thinking</text:p>
      <text:p text:style-name="P1">&lt;Huggert&gt; kp</text:p>
      <text:p text:style-name="P1">&lt;Wox2 [CZ]&gt; kp</text:p>
      <text:p text:style-name="P2">Huggert plays Land Grant from Hand</text:p>
      <text:p text:style-name="P2">Huggert reveals a Simian Spirit Guide</text:p>
      <text:p text:style-name="P2">Huggert reveals a Tinker</text:p>
      <text:p text:style-name="P2">Huggert reveals a Mox Jet</text:p>
      <text:p text:style-name="P2">Huggert reveals a Goblin Charbelcher</text:p>
      <text:p text:style-name="P2">Huggert reveals a Ancestral Recall</text:p>
      <text:p text:style-name="P2">Huggert is looking its Biblioteca...</text:p>
      <text:p text:style-name="P2">Huggert puts Tropical Island into play from Library</text:p>
      <text:p text:style-name="P2">Huggert shuffles library</text:p>
      <text:p text:style-name="P2">Huggert stops looking its Biblioteca...</text:p>
      <text:p text:style-name="P2">Huggert hides card in hand</text:p>
      <text:p text:style-name="P2">Huggert hides card in hand</text:p>
      <text:p text:style-name="P2">Huggert hides card in hand</text:p>
      <text:p text:style-name="P2">Huggert hides card in hand</text:p>
      <text:p text:style-name="P2">Huggert hides card in hand</text:p>
      <text:p text:style-name="P2">Huggert puts Land Grant to Graveyard from Play</text:p>
      <text:p text:style-name="P2">Huggert taps Tropical Island</text:p>
      <text:p text:style-name="P2">Huggert plays Ancestral Recall from Hand</text:p>
      <text:p text:style-name="P1">&lt;Wox2 [CZ]&gt; Ok</text:p>
      <text:p text:style-name="P2">Huggert draws a card</text:p>
      <text:p text:style-name="P2">Huggert draws a card</text:p>
      <text:p text:style-name="P2">Huggert draws a card</text:p>
      <text:p text:style-name="P2">Huggert puts Ancestral Recall to Graveyard from Play</text:p>
      <text:p text:style-name="P2">It is now turn 3 (Wox2 [CZ])</text:p>
      <text:p text:style-name="P2">It is now the Beginning Phase, Untap Step</text:p>
      <text:p text:style-name="P1">&lt;Huggert&gt; End my turn</text:p>
      <text:p text:style-name="P2">It is now the Beginning Phase, Draw Step</text:p>
      <text:p text:style-name="P2">Wox2 [CZ] draws a card</text:p>
      <text:p text:style-name="P2">It is now the Precombat Main Phase</text:p>
      <text:p text:style-name="P2">Wox2 [CZ] plays Mountain from Hand</text:p>
      <text:p text:style-name="P2">Wox2 [CZ] taps Mountain</text:p>
      <text:p text:style-name="P2">Wox2 [CZ] plays Gorilla Shaman from Hand</text:p>
      <text:p text:style-name="P2">It is now the End Phase, End Of Turn Step</text:p>
      <text:p text:style-name="P1">&lt;Wox2 [CZ]&gt; End my turn</text:p>
      <text:p text:style-name="P2">It is now turn 4 (Huggert)</text:p>
      <text:p text:style-name="P2">It is now the Beginning Phase, Untap Step</text:p>
      <text:p text:style-name="P2">Huggert untaps his/her permanents</text:p>
      <text:p text:style-name="P2">It is now the Beginning Phase, Upkeep Step</text:p>
      <text:p text:style-name="P2">It is now the Beginning Phase, Draw Step</text:p>
      <text:p text:style-name="P2">Huggert draws a card</text:p>
      <text:p text:style-name="P2">It is now the Precombat Main Phase</text:p>
      <text:p text:style-name="P2">Huggert puts a 0/0 Storm token into play</text:p>
      <text:p text:style-name="P2">Huggert plays Mox Pearl from Hand</text:p>
      <text:p text:style-name="P2">Storm now has 1 (+1) counters.</text:p>
      <text:p text:style-name="P2">Huggert plays Mox Jet from Hand</text:p>
      <text:p text:style-name="P2">Storm now has 2 (+1) counters.</text:p>
      <text:p text:style-name="P2">Huggert plays Land Grant from Hand</text:p>
      <text:p text:style-name="P2">Storm now has 3 (+1) counters.</text:p>
      <text:p text:style-name="P2">Huggert reveals a Simian Spirit Guide</text:p>
      <text:p text:style-name="P2">Huggert reveals a Tinker</text:p>
      <text:p text:style-name="P2">Huggert reveals a Goblin Charbelcher</text:p>
      <text:p text:style-name="P2">Huggert reveals a Empty the Warrens</text:p>
      <text:p text:style-name="P2">Huggert reveals a Simian Spirit Guide</text:p>
      <text:p text:style-name="P2">Huggert is looking its Biblioteca...</text:p>
      <text:p text:style-name="P2">Huggert puts Taiga into play from Library</text:p>
      <text:p text:style-name="P2">Huggert shuffles library</text:p>
      <text:p text:style-name="P2">Huggert stops looking its Biblioteca...</text:p>
      <text:p text:style-name="P2">Huggert hides card in hand</text:p>
      <text:p text:style-name="P2">Huggert hides card in hand</text:p>
      <text:p text:style-name="P2">Huggert hides card in hand</text:p>
      <text:p text:style-name="P2">Huggert hides card in hand</text:p>
      <text:p text:style-name="P2">Huggert hides card in hand</text:p>
      <text:p text:style-name="P2">Huggert puts Land Grant to Graveyard from Play</text:p>
      <text:p text:style-name="P1">&lt;Wox2 [CZ]&gt; you risked a bit Chalice</text:p>
      <text:p text:style-name="P2">Huggert taps Tropical Island</text:p>
      <text:p text:style-name="P2">Huggert plays Simian Spirit Guide from Hand</text:p>
      <text:p text:style-name="P2">Huggert plays Simian Spirit Guide from Hand</text:p>
      <text:p text:style-name="P2">Huggert plays Tinker from Hand</text:p>
      <text:p text:style-name="P2">Huggert taps Mox Jet</text:p>
      <text:p text:style-name="P2">Huggert puts Simian Spirit Guide to RFG from Play</text:p>
      <text:p text:style-name="P2">Huggert puts Simian Spirit Guide to RFG from Play</text:p>
      <text:p text:style-name="P1">&lt;Wox2 [CZ]&gt; Ok</text:p>
      <text:p text:style-name="P1">&lt;Huggert&gt; b in pool</text:p>
      <text:p text:style-name="P2">Huggert puts Mox Jet to Graveyard from Play</text:p>
      <text:p text:style-name="P2">Huggert puts Tinker to Graveyard from Play</text:p>
      <text:p text:style-name="P2">Huggert is looking its Biblioteca...</text:p>
      <text:p text:style-name="P2">Huggert puts Goblin Charbelcher into play from Library</text:p>
      <text:p text:style-name="P2">Huggert shuffles library</text:p>
      <text:p text:style-name="P2">Huggert stops looking its Biblioteca...</text:p>
      <text:p text:style-name="P2">Huggert taps Mox Pearl</text:p>
      <text:p text:style-name="P2">Huggert taps Taiga</text:p>
      <text:p text:style-name="P2">Huggert taps Goblin Charbelcher</text:p>
      <text:p text:style-name="P1">&lt;Wox2 [CZ]&gt; Ok</text:p>
      <text:p text:style-name="P2">Wox2 [CZ] is looking opponent's Library...</text:p>
      <text:p text:style-name="P2">Huggert shuffles library</text:p>
      <text:p text:style-name="P2">Wox2 [CZ] stops looking opponent's Library...</text:p>
      <text:p text:style-name="P1">&lt;Wox2 [CZ]&gt; Ok</text:p>
      <text:p text:style-name="P1">&lt;Huggert&gt; no more lands</text:p>
      <text:p text:style-name="P1">&lt;Wox2 [CZ]&gt; sure</text:p>
      <text:p text:style-name="P1">&lt;New Game: waiting for opponent&gt;</text:p>
      <text:p text:style-name="P2">Wox2 [CZ] shuffles library</text:p>
      <text:p text:style-name="P1">&lt;Wox2 [CZ]&gt; I am ready.</text:p>
      <text:p text:style-name="P2">Wox2 [CZ] draws 0 cards</text:p>
      <text:p text:style-name="P2">Wox2 [CZ] shuffles library</text:p>
      <text:p text:style-name="P2">Wox2 [CZ] shuffles library</text:p>
      <text:p text:style-name="P2">Huggert shuffles library</text:p>
      <text:p text:style-name="P1">&lt;Huggert&gt; I am ready.</text:p>
      <text:p text:style-name="P2">Huggert draws 0 cards</text:p>
      <text:p text:style-name="P1">&lt;-------- Juego nuevo comenzado --------&gt;</text:p>
      <text:p text:style-name="P2">El código de seguridad de Huggert es: 8A3FBD90 [Type 1]</text:p>
      <text:p text:style-name="P2">El código de seguridad de Wox2 [CZ] es: B8CDAC51 [Type 1.5]</text:p>
      <text:p text:style-name="P2">It is now turn 1 (Huggert)</text:p>
      <text:p text:style-name="P2">It is now the Beginning Phase, Untap Step</text:p>
      <text:p text:style-name="P2">Huggert shuffles library</text:p>
      <text:p text:style-name="P2">Wox2 [CZ] shuffles library</text:p>
      <text:p text:style-name="P2">It is now turn 2 (Wox2 [CZ])</text:p>
      <text:p text:style-name="P2">It is now the Beginning Phase, Untap Step</text:p>
      <text:p text:style-name="P2">It is now the Precombat Main Phase</text:p>
      <text:p text:style-name="P2">Huggert shuffles library</text:p>
      <text:p text:style-name="P2">Huggert shuffles library</text:p>
      <text:p text:style-name="P1">&lt;Wox2 [CZ]&gt; p</text:p>
      <text:p text:style-name="P2">Wox2 [CZ] shuffles library</text:p>
      <text:p text:style-name="P2">Huggert shuffles library</text:p>
      <text:p text:style-name="P2">Wox2 [CZ] draws a card</text:p>
      <text:p text:style-name="P2">Wox2 [CZ] draws a card</text:p>
      <text:p text:style-name="P2">Wox2 [CZ] draws a card</text:p>
      <text:p text:style-name="P2">Huggert shuffles library</text:p>
      <text:p text:style-name="P2">Wox2 [CZ] draws a card</text:p>
      <text:p text:style-name="P2">Wox2 [CZ] draws a card</text:p>
      <text:p text:style-name="P2">Huggert draws a card</text:p>
      <text:p text:style-name="P2">Huggert draws a card</text:p>
      <text:p text:style-name="P2">Huggert draws a card</text:p>
      <text:p text:style-name="P2">Huggert draws a card</text:p>
      <text:p text:style-name="P2">Huggert draws a card</text:p>
      <text:p text:style-name="P2">Wox2 [CZ] draws a card</text:p>
      <text:p text:style-name="P2">Huggert draws a card</text:p>
      <text:p text:style-name="P2">Huggert draws a card</text:p>
      <text:p text:style-name="P2">Wox2 [CZ] draws a card</text:p>
      <text:p text:style-name="P1">&lt;Wox2 [CZ]&gt; Thinking</text:p>
      <text:p text:style-name="P1">&lt;Wox2 [CZ]&gt; kp</text:p>
      <text:p text:style-name="P1">&lt;Huggert&gt; Ok</text:p>
      <text:p text:style-name="P2">Wox2 [CZ] plays Mishra's Workshop from Hand</text:p>
      <text:p text:style-name="P2">Wox2 [CZ] taps Mishra's Workshop</text:p>
      <text:p text:style-name="P1">&lt;Huggert&gt; kp</text:p>
      <text:p text:style-name="P2">Wox2 [CZ] plays Null Rod from Hand</text:p>
      <text:p text:style-name="P1">&lt;Wox2 [CZ]&gt; Ok?</text:p>
      <text:p text:style-name="P2">It is now turn 3 (Huggert)</text:p>
      <text:p text:style-name="P2">It is now the Beginning Phase, Untap Step</text:p>
      <text:p text:style-name="P2">Huggert untaps his/her permanents</text:p>
      <text:p text:style-name="P2">It is now the Beginning Phase, Upkeep Step</text:p>
      <text:p text:style-name="P2">It is now the Beginning Phase, Draw Step</text:p>
      <text:p text:style-name="P2">Wox2 [CZ]'s life total is now 19 (-1)</text:p>
      <text:p text:style-name="P2">Huggert draws a card</text:p>
      <text:p text:style-name="P2">It is now the Precombat Main Phase</text:p>
      <text:p text:style-name="P1">&lt;Huggert&gt; gg</text:p>
      <text:p text:style-name="P1">&lt;System&gt; Player Lost</text:p>
      <text:p text:style-name="P3"><text:span text:style-name="T1">&lt;Wox2 [CZ]&gt; :-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5-04T16:11:01</meta:creation-date>
    <dc:date>2007-05-04T16:11:19</dc:date>
    <meta:editing-cycles>2</meta:editing-cycles>
    <meta:editing-duration>PT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8" meta:paragraph-count="365" meta:word-count="1988" meta:character-count="10818"/>
  </office:meta>
</office:document-meta>
</file>